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P1" style:family="paragraph" style:parent-style-name="Standard">
      <style:paragraph-properties fo:margin-bottom="0.1390in" fo:text-align="end"/>
      <style:text-properties style:font-name="Arial" fo:font-size="15.0pt" fo:color="#666666"/>
    </style:style>
    <style:style style:name="P2" style:family="paragraph" style:parent-style-name="Standard">
      <style:paragraph-properties fo:line-height="115%"/>
      <style:text-properties style:font-name="Arial" fo:font-size="11.0pt" fo:color="#000000"/>
    </style:style>
    <style:style style:name="P3" style:family="paragraph" style:parent-style-name="Standard">
      <style:paragraph-properties fo:line-height="115%"/>
      <style:text-properties style:font-name="Times" fo:font-size="12.0pt" fo:color="#000000"/>
    </style:style>
    <style:style style:name="P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 fo:background-color="#21ff06"/>
    </style:style>
    <style:style style:name="P5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P6" style:family="paragraph" style:parent-style-name="Standard">
      <style:paragraph-properties fo:line-height="115%"/>
      <style:text-properties style:font-name="Times" fo:font-size="12.0pt" fo:color="#008800"/>
    </style:style>
    <style:style style:name="P7" style:family="paragraph" style:parent-style-name="Standard">
      <style:paragraph-properties fo:line-height="115%"/>
      <style:text-properties style:font-name="Times" fo:font-size="12.0pt" fo:color="#000088"/>
    </style:style>
    <style:style style:name="P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9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 fo:background-color="#21ff06"/>
    </style:style>
    <style:style style:name="P10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8800" fo:background-color="#21ff06"/>
    </style:style>
    <style:style style:name="P11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8800"/>
    </style:style>
    <style:style style:name="P12" style:family="paragraph" style:parent-style-name="Standard">
      <style:paragraph-properties fo:line-height="115%"/>
      <style:text-properties style:font-name="Times" fo:font-size="12.0pt" fo:color="#660066"/>
    </style:style>
    <style:style style:name="P13" style:family="paragraph" style:parent-style-name="Standard">
      <style:paragraph-properties fo:text-indent="0.5000in" fo:line-height="115%"/>
      <style:text-properties style:font-name="Times" fo:font-size="12.0pt" fo:color="#000000"/>
    </style:style>
    <style:style style:name="P14" style:family="paragraph" style:parent-style-name="Standard">
      <style:paragraph-properties fo:line-height="115%"/>
      <style:text-properties style:font-name="Times" fo:font-size="12.0pt" fo:color="#666600"/>
    </style:style>
    <style:style style:name="P15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666600" fo:background-color="#21ff06"/>
    </style:style>
    <style:style style:name="P16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666600"/>
    </style:style>
    <style:style style:name="P17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88"/>
    </style:style>
    <style:style style:name="P1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88" fo:background-color="#21ff06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6600"/>
    </style:style>
    <style:style style:name="T3" style:family="text">
      <style:text-properties fo:color="#006666"/>
    </style:style>
    <style:style style:name="T4" style:family="text">
      <style:text-properties fo:color="#000000"/>
    </style:style>
    <style:style style:name="T5" style:family="text">
      <style:text-properties fo:color="#000088"/>
    </style:style>
    <style:style style:name="T6" style:family="text">
      <style:text-properties fo:color="#008800"/>
    </style:style>
    <style:style style:name="T7" style:family="text">
      <style:text-properties fo:color="#000000" fo:background-color="transparent"/>
    </style:style>
    <style:style style:name="T8" style:family="text">
      <style:text-properties fo:color="#660066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1 (PHP) - Surlignez <text:s/>la /les <text:s/>bonne réponse(s).</text:span></text:p>
      <text:p text:style-name="P3">$myVar <text:span text:style-name="T2">=</text:span><text:s/><text:span text:style-name="T2">"</text:span>variable<text:span text:style-name="T2">";</text:span></text:p>
      <text:p text:style-name="P3">echo $myVar<text:span text:style-name="T2">[</text:span><text:span text:style-name="T3">2</text:span><text:span text:style-name="T2">];</text:span></text:p>
      <text:p text:style-name="P2"/>
      <text:p text:style-name="P2">Quelle est la sortie de ce script ?</text:p>
      <text:list text:style-name="L1">
        <text:list-item>
          <text:p text:style-name="P4">r</text:p>
        </text:list-item>
        <text:list-item>
          <text:p text:style-name="P5">a</text:p>
        </text:list-item>
        <text:list-item>
          <text:p text:style-name="P5">une erreur</text:p>
        </text:list-item>
      </text:list>
      <text:p text:style-name="P2"/>
      <text:p text:style-name="P2"><text:span text:style-name="T1">2 (PHP) - Surlignez <text:s/>la /les <text:s/>bonne réponse(s).</text:span></text:p>
      <text:p text:style-name="P6"><text:span text:style-name="T4">$myVar </text:span><text:span text:style-name="T2">=</text:span><text:span text:style-name="T4"><text:s/></text:span>"checkpoint";</text:p>
      <text:p text:style-name="P3"><text:span text:style-name="T5">if</text:span><text:s/><text:span text:style-name="T2">(</text:span>$myVar <text:span text:style-name="T2">==</text:span><text:s/><text:span text:style-name="T6">"wcs"</text:span><text:span text:style-name="T2">)</text:span><text:s/>{</text:p>
      <text:p text:style-name="P3"><text:tab/>echo <text:span text:style-name="T6">"wcs";</text:span></text:p>
      <text:p text:style-name="P7"><text:span text:style-name="T2">}</text:span><text:span text:style-name="T4"><text:s/></text:span>else<text:span text:style-name="T4"><text:s/>{</text:span></text:p>
      <text:p text:style-name="P3"><text:tab/>echo $myVar;</text:p>
      <text:p text:style-name="P3">}</text:p>
      <text:p text:style-name="P2"/>
      <text:p text:style-name="P2">Quelle est la sortie de ce script ?</text:p>
      <text:list text:style-name="L1">
        <text:list-item>
          <text:p text:style-name="P5">wcs</text:p>
        </text:list-item>
        <text:list-item>
          <text:p text:style-name="P4">checkpoint</text:p>
        </text:list-item>
        <text:list-item>
          <text:p text:style-name="P5">wcscheckpoint</text:p>
        </text:list-item>
        <text:list-item>
          <text:p text:style-name="P5">checkpointwcs</text:p>
        </text:list-item>
      </text:list>
      <text:p text:style-name="P2"/>
      <text:p text:style-name="P2"><text:span text:style-name="T1">3 (PHP) <text:s/>- Surlignez la /les bonne réponse(s).</text:span></text:p>
      <text:p text:style-name="P2">Comment récupérer <text:s/>les données d’un formulaire utilisant l’attribut method=”post”.</text:p>
      <text:p text:style-name="P2"/>
      <text:list text:style-name="L1">
        <text:list-item>
          <text:p text:style-name="P8">$_SERVER<text:span text:style-name="T2">[];</text:span></text:p>
        </text:list-item>
        <text:list-item>
          <text:p text:style-name="P8">$_GET<text:span text:style-name="T2">[];</text:span></text:p>
        </text:list-item>
        <text:list-item>
          <text:p text:style-name="P8">$_REQUEST<text:span text:style-name="T2">[];</text:span></text:p>
        </text:list-item>
        <text:list-item>
          <text:p text:style-name="P9">$_POST<text:span text:style-name="T2">[];</text:span></text:p>
        </text:list-item>
      </text:list>
      <text:p text:style-name="P2"/>
      <text:p text:style-name="P2"><text:span text:style-name="T1">4 (SQL) <text:s/>- Surlignez la /les bonnes réponse(s).</text:span></text:p>
      <text:p text:style-name="P2">Quels mots clés puis je utiliser pour supprimer les données d’une table</text:p>
      <text:p text:style-name="P2"/>
      <text:list text:style-name="L1">
        <text:list-item>
          <text:p text:style-name="P8">DROP</text:p>
        </text:list-item>
        <text:list-item>
          <text:p text:style-name="P8">TRUNCATE</text:p>
        </text:list-item>
        <text:list-item>
          <text:p text:style-name="P9">DELETE</text:p>
        </text:list-item>
        <text:list-item>
          <text:p text:style-name="P8">REMOVE</text:p>
        </text:list-item>
      </text:list>
      <text:p text:style-name="P2"/>
      <text:p text:style-name="P2"/>
      <text:p text:style-name="P2"><text:span text:style-name="T1">5 (PHP) <text:s/>- Surlignez la/les bonne réponse(s).</text:span></text:p>
      <text:p text:style-name="P2"/>
      <text:p text:style-name="P2">Comment peut-on créer un tableau en PHP ?</text:p>
      <text:p text:style-name="P2"/>
      <text:list text:style-name="L1">
        <text:list-item>
          <text:p text:style-name="P10"><text:span text:style-name="T4">$fruits </text:span><text:span text:style-name="T2">=</text:span><text:span text:style-name="T4"><text:s/></text:span><text:span text:style-name="T5">array</text:span><text:span text:style-name="T2">(</text:span>"Banana"<text:span text:style-name="T2">,</text:span><text:span text:style-name="T4"><text:s/></text:span>"Apple"<text:span text:style-name="T2">,</text:span><text:span text:style-name="T4"><text:s/></text:span>"Mango"<text:span text:style-name="T2">); </text:span></text:p>
        </text:list-item>
        <text:list-item>
          <text:p text:style-name="P11"><text:span text:style-name="T4">$fruits </text:span><text:span text:style-name="T2">=</text:span><text:span text:style-name="T4"><text:s/></text:span>"Banana"<text:span text:style-name="T2">,</text:span><text:span text:style-name="T4"><text:s/></text:span>"Apple"<text:span text:style-name="T2">,</text:span><text:span text:style-name="T4"><text:s/></text:span>"Mango";</text:p>
        </text:list-item>
        <text:list-item>
          <text:p text:style-name="P11"><text:span text:style-name="T4">$fruits </text:span><text:span text:style-name="T2">=</text:span><text:span text:style-name="T4"><text:s/></text:span><text:span text:style-name="T5">array</text:span><text:span text:style-name="T2">[</text:span>"Banana"<text:span text:style-name="T2">,</text:span><text:span text:style-name="T4"><text:s/></text:span>"Apple"<text:span text:style-name="T2">,</text:span><text:span text:style-name="T4"><text:s/></text:span>"Mango"<text:span text:style-name="T2">];</text:span></text:p>
        </text:list-item>
        <text:list-item>
          <text:p text:style-name="P10"><text:span text:style-name="T7"/><text:span text:style-name="T4">$fruits </text:span><text:span text:style-name="T2">=[</text:span>"Banana"<text:span text:style-name="T2">,</text:span><text:span text:style-name="T4"><text:s/></text:span>"Apple"<text:span text:style-name="T2">,</text:span><text:span text:style-name="T4"><text:s/></text:span>"Mango"<text:span text:style-name="T2">];</text:span></text:p>
        </text:list-item>
        <text:list-item>
          <text:p text:style-name="P11"><text:span text:style-name="T4">$fruits</text:span><text:span text:style-name="T2">(</text:span>"Banana"<text:span text:style-name="T2">,</text:span><text:span text:style-name="T4"><text:s/></text:span>"Apple"<text:span text:style-name="T2">,</text:span><text:span text:style-name="T4"><text:s/></text:span>"Mango"<text:span text:style-name="T2">);</text:span></text:p>
        </text:list-item>
      </text:list>
      <text:p text:style-name="P2"/>
      <text:p text:style-name="P2"/>
      <text:p text:style-name="P2"><text:span text:style-name="T1">6 (GIT)</text:span></text:p>
      <text:p text:style-name="P2">Citer 4 commandes usuelles de GIT + leur description rapide.</text:p>
      <text:p text:style-name="P2"/>
      <text:p text:style-name="P2">git init = initialiser un repo GIT</text:p>
      <text:p text:style-name="P2">git add = ajouter les fichiers à l’écoute </text:p>
      <text:p text:style-name="P2">git commit -m “…” = ajouter un commit</text:p>
      <text:p text:style-name="P2">git push = mettre un commit en ligne sur la branche “en cours”</text:p>
      <text:p text:style-name="P2">git pull origin &lt;branch&gt; = mettre à jour une branche locale avec la version se trouver sur la remote</text:p>
      <text:p text:style-name="P2"/>
      <text:p text:style-name="P2"/>
      <text:p text:style-name="P2"/>
      <text:p text:style-name="P2"><text:span text:style-name="T1">7 (HTML / CSS)</text:span></text:p>
      <text:p text:style-name="P2">Expliquer la différence (avec un exemple) entre une balise HTML et un attribut.</text:p>
      <text:p text:style-name="P2"/>
      <text:p text:style-name="P2">La balise html encadre la page entière, un attribut représenté un element de la page.</text:p>
      <text:p text:style-name="P2"/>
      <text:p text:style-name="P2">ex : &lt;form&gt;, &lt;img&gt;</text:p>
      <text:p text:style-name="P2"/>
      <text:p text:style-name="P2"><text:span text:style-name="T1">8 (Symfony)</text:span></text:p>
      <text:p text:style-name="P2">Quelle commande dans la console permet à Symfony de générer les tables en bases de données de notre application (hors options) ?</text:p>
      <text:p text:style-name="P2"/>
      <text:list text:style-name="L1">
        <text:list-item>
          <text:p text:style-name="P8">php bin/console symfony:database:generate</text:p>
        </text:list-item>
        <text:list-item>
          <text:p text:style-name="P8">php app/console doctrine:database:generate</text:p>
        </text:list-item>
        <text:list-item>
          <text:p text:style-name="P9">php bin/console doctrine:schema:update</text:p>
        </text:list-item>
        <text:list-item>
          <text:p text:style-name="P8">php bin/console database:schema:update</text:p>
        </text:list-item>
        <text:list-item>
          <text:p text:style-name="P8">php bin/console doctrine:generate:entities</text:p>
        </text:list-item>
      </text:list>
      <text:p text:style-name="P2"/>
      <text:p text:style-name="P2"/>
      <text:p text:style-name="P2"/>
      <text:p text:style-name="P2"><text:span text:style-name="T1">9 (Symfony)</text:span></text:p>
      <text:p text:style-name="P2">Quel composant, installé par défaut, de Symfony s’occupe de la partie MODEL de l’architecture MVC <text:s/>de notre application ?</text:p>
      <text:p text:style-name="P2"/>
      <text:p text:style-name="P2">doctr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0 (PHP)</text:span></text:p>
      <text:p text:style-name="P2">Quelle est la version majeure actuelle de PHP</text:p>
      <text:p text:style-name="P2"/>
      <text:list text:style-name="L1">
        <text:list-item>
          <text:p text:style-name="P8">5</text:p>
        </text:list-item>
        <text:list-item>
          <text:p text:style-name="P8">6</text:p>
        </text:list-item>
        <text:list-item>
          <text:p text:style-name="P9">7</text:p>
        </text:list-item>
        <text:list-item>
          <text:p text:style-name="P8">8</text:p>
        </text:list-item>
      </text:list>
      <text:p text:style-name="P2"/>
      <text:p text:style-name="P2"><text:span text:style-name="T1">111 (POO)</text:span></text:p>
      <text:p text:style-name="P2">Que peut on trouver de définis dans une classe ?</text:p>
      <text:p text:style-name="P2"/>
      <text:p text:style-name="P2">Les propriétés de l’objet et les fonctions getter/setter</text:p>
      <text:p text:style-name="P2"/>
      <text:p text:style-name="P2"><text:span text:style-name="T1">13 (POO)</text:span></text:p>
      <text:p text:style-name="P12"><text:span text:style-name="T5">class</text:span><text:span text:style-name="T4"><text:s/></text:span>MyClass</text:p>
      <text:p text:style-name="P3">{</text:p>
      <text:p text:style-name="P3"><text:tab/><text:span text:style-name="T5">private</text:span><text:s/>$name;</text:p>
      <text:p text:style-name="P3"/>
      <text:p text:style-name="P7"><text:span text:style-name="T4"><text:tab/></text:span>public<text:span text:style-name="T4"><text:s/></text:span>function<text:span text:style-name="T4"><text:s/>__construct</text:span><text:span text:style-name="T2">()</text:span></text:p>
      <text:p text:style-name="P3"><text:tab/>{</text:p>
      <text:p text:style-name="P3"><text:tab/><text:tab/>$this<text:span text:style-name="T2">-&gt;</text:span>name <text:span text:style-name="T2">=</text:span><text:s/><text:span text:style-name="T2">"</text:span>WCS<text:span text:style-name="T2">";</text:span></text:p>
      <text:p text:style-name="P13">}</text:p>
      <text:p text:style-name="P14">} </text:p>
      <text:p text:style-name="P2"/>
      <text:p text:style-name="P2">Que représente ici $this ? De quel type est il ?</text:p>
      <text:p text:style-name="P2"/>
      <text:p text:style-name="P2">$this représente l’objet qui sera instancié. Il aura par défaut la propriété name égale à WCS, le type est une string.</text:p>
      <text:p text:style-name="P2"/>
      <text:p text:style-name="P2"><text:span text:style-name="T1">14 (GIT) - Surlignez la/les bonne réponse(s)</text:span></text:p>
      <text:p text:style-name="P2">Comment créer un nouveau repository local ?</text:p>
      <text:p text:style-name="P2"/>
      <text:list text:style-name="L1">
        <text:list-item>
          <text:p text:style-name="P8">git start</text:p>
        </text:list-item>
        <text:list-item>
          <text:p text:style-name="P9">git init</text:p>
        </text:list-item>
        <text:list-item>
          <text:p text:style-name="P8">git new origin</text:p>
        </text:list-item>
        <text:list-item>
          <text:p text:style-name="P8">git new master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5 (PHP) - Surlignez la/les bonne(s) réponse(s)</text:span></text:p>
      <text:p text:style-name="P2">En PHP, quel opérateur permet d’accéder aux propriétés et méthodes accessible d’un objet ?</text:p>
      <text:p text:style-name="P2"/>
      <text:list text:style-name="L1">
        <text:list-item>
          <text:p text:style-name="P8">.</text:p>
        </text:list-item>
        <text:list-item>
          <text:p text:style-name="P15">-&gt;</text:p>
        </text:list-item>
        <text:list-item>
          <text:p text:style-name="P8">=</text:p>
        </text:list-item>
        <text:list-item>
          <text:p text:style-name="P16">::</text:p>
        </text:list-item>
      </text:list>
      <text:p text:style-name="P2"/>
      <text:p text:style-name="P2"/>
      <text:p text:style-name="P2"><text:span text:style-name="T1">16 (HTML / CSS)</text:span></text:p>
      <text:p text:style-name="P2">Expliquer le fonctionnement d’une balise &lt;form&gt; ainsi que ses divers attributs ou autres balises nécessaire ?</text:p>
      <text:p text:style-name="P2"/>
      <text:p text:style-name="P2">La balise aura besoin d’une action (ex : index.php?action=update), d’un type Post.</text:p>
      <text:p text:style-name="P2">Les autres balises nécessaires seront un bouton de type Submit pour valider le formulaire.</text:p>
      <text:p text:style-name="P2">Il y aura autant de balises input, textarea,… nécessaire en fonction du nombre de datas à soumettre.</text:p>
      <text:p text:style-name="P2"/>
      <text:p text:style-name="P2"/>
      <text:p text:style-name="P2"/>
      <text:p text:style-name="P2"/>
      <text:p text:style-name="P2"><text:span text:style-name="T1">17 (POO)- Surlignez la/les bonne réponse(s)</text:span></text:p>
      <text:p text:style-name="P2">Considérant la classe Rectangle, si je souhaites que celle ci hérite des propriétés et méthodes de la classe Polygon, laquelle de ces options est la bonne ?</text:p>
      <text:p text:style-name="P2"/>
      <text:list text:style-name="L1">
        <text:list-item>
          <text:p text:style-name="P17">class<text:span text:style-name="T4"><text:s/></text:span><text:span text:style-name="T8">Rectangle</text:span><text:span text:style-name="T4"><text:s/></text:span>inherit<text:span text:style-name="T4"><text:s/></text:span><text:span text:style-name="T8">Polygon</text:span></text:p>
        </text:list-item>
        <text:list-item>
          <text:p text:style-name="P18">class<text:span text:style-name="T4"><text:s/></text:span><text:span text:style-name="T8">Rectangle</text:span><text:span text:style-name="T4"><text:s/></text:span>extends<text:span text:style-name="T4"><text:s/></text:span><text:span text:style-name="T8">Polygon</text:span></text:p>
        </text:list-item>
        <text:list-item>
          <text:p text:style-name="P17">class<text:span text:style-name="T4"><text:s/></text:span><text:span text:style-name="T8">Polygon</text:span><text:span text:style-name="T4"><text:s/></text:span>implements<text:span text:style-name="T4"><text:s/></text:span><text:span text:style-name="T8">Rectangle</text:span></text:p>
        </text:list-item>
        <text:list-item>
          <text:p text:style-name="P17">class<text:span text:style-name="T4"><text:s/></text:span><text:span text:style-name="T8">Rectangle</text:span><text:span text:style-name="T4"><text:s/></text:span>include<text:span text:style-name="T4"><text:s/></text:span><text:span text:style-name="T8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1</meta:generator>
  </office:meta>
</office:document-meta>
</file>